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L-Lat</text:p>
          </table:table-cell>
          <table:table-cell office:value-type="string" calcext:value-type="string">
            <text:p>R-lat</text:p>
          </table:table-cell>
          <table:table-cell table:style-name="Default"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2" calcext:value-type="date">
            <text:p>12/02/19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 table:style-name="ce3" office:value-type="date" office:date-value="2019-02-18" calcext:value-type="date">
            <text:p>18/02/19</text:p>
          </table:table-cell>
          <table:table-cell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3" office:value-type="date" office:date-value="2019-02-18" calcext:value-type="date">
            <text:p>18/02/19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3" office:value-type="date" office:date-value="2019-02-18" calcext:value-type="date">
            <text:p>18/02/19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3" office:value-type="date" office:date-value="2019-02-18" calcext:value-type="date">
            <text:p>18/02/19</text:p>
          </table:table-cell>
          <table:table-cell office:value-type="string" calcext:value-type="string">
            <text:p>no signal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" office:value-type="date" office:date-value="2019-02-18" calcext:value-type="date">
            <text:p>18/02/19</text:p>
          </table:table-cell>
          <table:table-cell office:value-type="string" calcext:value-type="string">
            <text:p>no signal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3" office:value-type="date" office:date-value="2019-02-18" calcext:value-type="date">
            <text:p>18/02/19</text:p>
          </table:table-cell>
          <table:table-cell office:value-type="string" calcext:value-type="string">
            <text:p>signal?</text:p>
          </table:table-cell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office:value-type="date" office:date-value="2019-02-22" calcext:value-type="date">
            <text:p>22/02/19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office:value-type="date" office:date-value="2019-02-22" calcext:value-type="date">
            <text:p>22/02/19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19-02-23" calcext:value-type="date">
            <text:p>23/02/19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19-02-23" calcext:value-type="date">
            <text:p>23/02/19</text:p>
          </table:table-cell>
          <table:table-cell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19-02-23" calcext:value-type="date">
            <text:p>23/02/19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19-02-23" calcext:value-type="date">
            <text:p>23/02/19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date" office:date-value="2019-02-24" calcext:value-type="date">
            <text:p>24/02/19</text:p>
          </table:table-cell>
          <table:table-cell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date" office:date-value="2019-02-24" calcext:value-type="date">
            <text:p>24/02/19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date" office:date-value="2019-02-24" calcext:value-type="date">
            <text:p>24/02/19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date" office:date-value="2019-02-24" calcext:value-type="date">
            <text:p>24/02/19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date" office:date-value="2019-02-24" calcext:value-type="date">
            <text:p>24/02/19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table:style-name="ce3" office:value-type="date" office:date-value="2019-02-24" calcext:value-type="date">
            <text:p>24/02/1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5" calcext:value-type="date">
            <text:p>25/02/1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5" calcext:value-type="date">
            <text:p>25/02/19</text:p>
          </table:table-cell>
          <table:table-cell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5" calcext:value-type="date">
            <text:p>25/02/19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5" calcext:value-type="date">
            <text:p>25/02/1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6" calcext:value-type="date">
            <text:p>26/02/19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6" calcext:value-type="date">
            <text:p>26/02/19</text:p>
          </table:table-cell>
          <table:table-cell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6" calcext:value-type="date">
            <text:p>26/02/1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8" calcext:value-type="date">
            <text:p>28/02/19</text:p>
          </table:table-cell>
          <table:table-cell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8" calcext:value-type="date">
            <text:p>28/02/19</text:p>
          </table:table-cell>
          <table:table-cell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8" calcext:value-type="date">
            <text:p>28/02/19</text:p>
          </table:table-cell>
          <table:table-cell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8" calcext:value-type="date">
            <text:p>28/02/19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2-28" calcext:value-type="date">
            <text:p>28/02/1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180" calcext:value-type="float">
            <text:p>180</text:p>
          </table:table-cell>
          <table:table-cell table:style-name="ce1" office:value-type="float" office:value="108" calcext:value-type="float">
            <text:p>108</text:p>
          </table:table-cell>
          <table:table-cell office:value-type="date" office:date-value="2019-03-02" calcext:value-type="date">
            <text:p>02/03/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date" office:date-value="2019-03-06" calcext:value-type="date">
            <text:p>06/03/19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date" office:date-value="2019-03-06" calcext:value-type="date">
            <text:p>06/03/19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date" office:date-value="2019-03-06" calcext:value-type="date">
            <text:p>06/03/19</text:p>
          </table:table-cell>
          <table:table-cell office:value-type="string" calcext:value-type="string">
            <text:p>cosmics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520" calcext:value-type="float">
            <text:p>520</text:p>
          </table:table-cell>
          <table:table-cell office:value-type="float" office:value="600" calcext:value-type="float">
            <text:p>600</text:p>
          </table:table-cell>
          <table:table-cell office:value-type="date" office:date-value="2019-03-06" calcext:value-type="date">
            <text:p>06/03/19</text:p>
          </table:table-cell>
          <table:table-cell office:value-type="string" calcext:value-type="string">
            <text:p>cosmics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00" calcext:value-type="float">
            <text:p>300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date" office:date-value="2019-03-08" calcext:value-type="date">
            <text:p>08/03/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2"/>
          <table:table-cell office:value-type="date" office:date-value="2019-03-10" calcext:value-type="date">
            <text:p>10/03/19</text:p>
          </table:table-cell>
          <table:table-cell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2"/>
          <table:table-cell office:value-type="date" office:date-value="2019-03-10" calcext:value-type="date">
            <text:p>10/03/19</text:p>
          </table:table-cell>
          <table:table-cell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2"/>
          <table:table-cell office:value-type="date" office:date-value="2019-03-10" calcext:value-type="date">
            <text:p>10/03/19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2"/>
          <table:table-cell office:value-type="date" office:date-value="2019-03-10" calcext:value-type="date">
            <text:p>10/03/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0" calcext:value-type="date">
            <text:p>10/03/1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date" office:date-value="2019-03-17" calcext:value-type="date">
            <text:p>17/03/19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date" office:date-value="2019-03-17" calcext:value-type="date">
            <text:p>17/03/19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7" calcext:value-type="date">
            <text:p>17/03/19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7" calcext:value-type="date">
            <text:p>17/03/19</text:p>
          </table:table-cell>
          <table:table-cell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7" calcext:value-type="date">
            <text:p>17/03/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08:54:07.239850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0:50:35.717430548</meta:creation-date>
    <dc:date>2019-05-16T10:25:18.734404675</dc:date>
    <meta:editing-duration>PT8H16M59S</meta:editing-duration>
    <meta:editing-cycles>24</meta:editing-cycles>
    <meta:generator>LibreOffice/5.1.6.2$Linux_X86_64 LibreOffice_project/10m0$Build-2</meta:generator>
    <meta:document-statistic meta:table-count="1" meta:cell-count="272" meta:object-count="0"/>
  </office:meta>
</office:document-meta>
</file>